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 office:value-type="string">
            <text:p>Место</text:p>
          </table:table-cell>
          <table:table-cell office:value-type="string">
            <text:p>Без ЛЧ-минуса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ESP_Real_Madrid">Реал (Мадрид)</text:a>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ER_Bayern_Muenchen">Бавария (Мюнхен)</text:a>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ITA_Juventus_Torino">Ювентус (Турин)</text:a>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ITA_AC_Milan">Милан (Милан)</text:a>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ENG_Chelsea_London">Челси (Лондон)</text:a>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ITA_Inter_Milano">Интер (Милан)</text:a>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Ajax_Amsterdam">Аякс (Амстердам)</text:a>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Arsenal_London">Арсенал (Лондон)</text:a>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POR_FC_Porto">Порту (Порту)</text:a>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Celtic_Glasgow">Селтик (Глазго)</text:a>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севилья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UKR_Dynamo_Kyjv">Динамо (Киев)</text:a>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боруссия м</text:p>
          </table:table-cell>
          <table:table-cell office:value-type="string">
            <text:p>8(+10-2)</text:p>
          </table:table-cell>
          <table:table-cell office:value-type="string">
            <text:p>41(36+5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Lyonnais">Лион (Лион)</text:a>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гамбург</text:p>
          </table:table-cell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office:value-type="string">
            <text:p>24(22+2+0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PSV_Eindhoven">ПСВ (Эйндховен)</text:a>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ROU_Steaua_Bucuresti">Стяуа (Бухарест)</text:a>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RO_Dinamo_Zagreb">Динамо (Загреб)</text:a></text:p>
          </table:table-cell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UKR_Shahtar_Donetsk">Шахтер (Донецк)</text:a></text:p>
          </table:table-cell>
          <table:table-cell office:value-type="float" office:value="2">
            <text:p>2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UI_FC_Basel">Базель (Базель)</text:a>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<text:a xlink:href="http://wildstat.ru/p/50/club/FRA_AS_Monaco">Монако (Монте-Карло)</text:a>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ITA_AS_Roma">Рома (Рим)</text:a>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UL_CSKA_Sofia">ЦСКА (София)</text:a>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LR_BATE_Borisov">БАТЭ (Борисов)</text:a>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EL_Club_Brugge_KV">Брюгге (Брюгге)</text:a></text:p>
          </table:table-cell>
          <table:table-cell office:value-type="float" office:value="-6">
            <text:p>-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<text:a xlink:href="http://wildstat.ru/p/50/club/RUS_Spartak_Moskva">Спартак (Москва)</text:a></text:p>
          </table:table-cell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ZE_Sparta_Praha">Спарта (Прага)</text:a></text:p>
          </table:table-cell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5(14+1)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office:value-type="float" office:value="-35">
            <text:p>-35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YP_Apoel_Nikosia">АПОЭЛ (Никосия)</text:a></text:p>
          </table:table-cell>
          <table:table-cell office:value-type="float" office:value="-12">
            <text:p>-1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LO_Maribor_Branik">Марибор (Марибор)</text:a>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Спортинг</text:p>
          </table:table-cell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Атлетик Бильбао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ордо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лацио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кёльн</text:p>
          </table:table-cell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рапид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абердин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ноттингем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легия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депортиво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рб зальцбург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зенит</text:p>
          </table:table-cell>
          <table:table-cell office:value-type="string">
            <text:p>7(5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фиорентина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дукла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лидс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наполи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карабах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</text:p>
          </table:table-cell>
          <table:table-cell office:value-type="float" office:value="-9">
            <text:p>-9</text:p>
          </table:table-cell>
          <table:table-cell table:number-columns-repeated="10"/>
        </table:table-row>
        <table:table-row table:style-name="ro1">
          <table:table-cell office:value-type="string">
            <text:p>спартак трнава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реймс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хайдук</text:p>
          </table:table-cell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астон вилла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хапоэль БШ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аз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паок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вильяреал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ференцварош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брённбю</text:p>
          </table:table-cell>
          <table:table-cell/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string">
            <text:p>стандард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ньюкасл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бешикташ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парма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днепр</text:p>
          </table:table-cell>
          <table:table-cell/>
          <table:table-cell office:value-type="string">
            <text:p>13(15-2)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хапоэль та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эспальол</text:p>
          </table:table-cell>
          <table:table-cell table:formula="of:=---[.B125]" office:value-type="float" office:value="0">
            <text:p>#ЗНАЧЕН!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данди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маккаби та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сарагоса</text:p>
          </table:table-cell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осер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генк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штутгарт</text:p>
          </table:table-cell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айнтрахт</text:p>
          </table:table-cell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эвертон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вердер?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Барселона (Барселона)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Бавария (Мюнхе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Ювентус (Турин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Атлетико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Челси (Лондон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ПСЖ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Манчестер Сити (Манчестер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Боруссия (Дортмун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манчестер юнайтед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Арсенал (Лонд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ливерпуль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Порту (Порту)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Рома (Рим)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Шахтер (Донецк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Милан (Милан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Лион (Лио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севилья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енфика (Лиссаб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Байер (Леверкузен)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Монако (Монте-Карло)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наполи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Валенсия (Валенсия)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Базель (Базель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зенит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Галатасарай (Стамбул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марсель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Интер (Милан)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Аякс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аталанта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рб лейпциг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бешикташ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лестер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вольфсбург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Динамо (Киев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ПСВ (Эйндховен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гент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Олимпиакос (Пирей)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малага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Селтик (Глазго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АПОЭЛ (Никосия)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ЦСКА (Москва)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Копенгаген (Копенгаген)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1" table:number-rows-repeated="104839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8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28.02.2020</text:date>, <text:time>03:3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55M15S</meta:editing-duration>
    <meta:editing-cycles>641</meta:editing-cycles>
    <meta:generator>OpenOffice/4.1.1$Win32 OpenOffice.org_project/411m6$Build-9775</meta:generator>
    <dc:date>2020-02-28T03:38:17.90</dc:date>
    <meta:document-statistic meta:table-count="3" meta:cell-count="864" meta:object-count="0"/>
    <meta:user-defined meta:name="Info 1"/>
    <meta:user-defined meta:name="Info 2"/>
    <meta:user-defined meta:name="Info 3"/>
    <meta:user-defined meta:name="Info 4"/>
  </office:meta>
</office:document-meta>
</file>